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miri" fo:font-size="16pt" officeooo:rsid="0000f088" officeooo:paragraph-rsid="000705b1" style:font-size-asian="16pt" style:font-size-complex="16pt"/>
    </style:style>
    <style:style style:name="P2" style:family="paragraph" style:parent-style-name="Standard">
      <style:text-properties style:font-name="Liberation Serif" fo:font-size="12pt" officeooo:rsid="000705b1" officeooo:paragraph-rsid="000705b1" fo:background-color="#81d41a" style:font-size-asian="12pt" style:font-size-complex="12pt"/>
    </style:style>
    <style:style style:name="P3" style:family="paragraph" style:parent-style-name="Standard">
      <style:text-properties style:font-name="Liberation Serif" fo:font-size="12pt" officeooo:rsid="000705b1" officeooo:paragraph-rsid="000705b1" fo:background-color="transparent" style:font-size-asian="12pt" style:font-size-complex="12pt"/>
    </style:style>
    <style:style style:name="P4" style:family="paragraph" style:parent-style-name="Standard">
      <style:text-properties style:font-name="Liberation Serif" fo:font-size="12pt" style:text-underline-style="solid" style:text-underline-width="auto" style:text-underline-color="font-color" officeooo:rsid="000705b1" officeooo:paragraph-rsid="000705b1" fo:background-color="transparent" style:font-size-asian="12pt" style:font-size-complex="12pt"/>
    </style:style>
    <style:style style:name="P5" style:family="paragraph" style:parent-style-name="Standard">
      <style:text-properties style:font-name="Liberation Serif" fo:font-size="12pt" style:text-underline-style="none" officeooo:rsid="000705b1" officeooo:paragraph-rsid="000705b1" fo:background-color="transparent" style:font-size-asian="12pt" style:font-size-complex="12pt"/>
    </style:style>
    <style:style style:name="P6" style:family="paragraph" style:parent-style-name="Standard">
      <style:text-properties style:font-name="Liberation Serif" fo:font-size="12pt" style:text-underline-style="none" officeooo:rsid="0007162c" officeooo:paragraph-rsid="0007162c" fo:background-color="transparent" style:font-size-asian="12pt" style:font-size-complex="12pt"/>
    </style:style>
    <style:style style:name="P7" style:family="paragraph" style:parent-style-name="Standard">
      <style:text-properties style:font-name="Liberation Serif" fo:font-size="12pt" style:text-underline-style="none" officeooo:rsid="0008a015" officeooo:paragraph-rsid="0008a015" fo:background-color="transparent" style:font-size-asian="12pt" style:font-size-complex="12pt"/>
    </style:style>
    <style:style style:name="P8" style:family="paragraph" style:parent-style-name="Standard">
      <style:text-properties officeooo:paragraph-rsid="000705b1"/>
    </style:style>
    <style:style style:name="T1" style:family="text">
      <style:text-properties style:font-name="Liberation Serif" fo:font-size="12pt" style:text-underline-style="none" officeooo:rsid="000705b1" fo:background-color="transparent" loext:char-shading-value="0" style:font-size-asian="12pt" style:font-size-complex="12pt"/>
    </style:style>
    <style:style style:name="T2" style:family="text">
      <style:text-properties style:font-name="Liberation Serif" fo:font-size="12pt" style:text-underline-style="none" officeooo:rsid="0008a015" fo:background-color="transparent" loext:char-shading-value="0" style:font-size-asian="12pt" style:font-size-complex="12pt"/>
    </style:style>
    <style:style style:name="T3" style:family="text">
      <style:text-properties officeooo:rsid="0008a0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CIÓN Y ORIENTACIÓN LABORAL</text:p>
      <text:p text:style-name="P2">UNIDAD 1</text:p>
      <text:p text:style-name="P2"/>
      <text:p text:style-name="P3">Actividades</text:p>
      <text:p text:style-name="P3"/>
      <text:p text:style-name="P4">Ejercicio 5 , página 18</text:p>
      <text:p text:style-name="P5"/>
      <text:p text:style-name="P5">Margarita acaba de terminar sus estudios de Técnico en Farmacia y ha sido contratada en una farmacia. En su convenio colectivo, las vacaciones que le corresponden son 30 días naturales, igual que en el Estatuto de los Trabajadores, pero ella ha pactado que tendrá derecho a 35 días naturales. ¿Es posible establecer un contrato con condiciones distintas establecidas en una ley o convenio?</text:p>
      <text:p text:style-name="P5"/>
      <text:p text:style-name="P5">Si, <text:span text:style-name="T3">según el principio de norma mínima, que dice que las normas superiores marcan unos mínimos que inferiores solo pueden igualar o mejorar.</text:span></text:p>
      <text:p text:style-name="P5"/>
      <text:p text:style-name="P4">Ejercicio 7, página 18</text:p>
      <text:p text:style-name="P4"/>
      <text:p text:style-name="P5">Una empresa tiene como norma no contratar a personas mayores de 50 años. Indica si la conducta empresarial vulnera algún derecho, ¿cuál?</text:p>
      <text:p text:style-name="P5"/>
      <text:p text:style-name="P5">Si, el derecho de igualdad y no discriminación, <text:span text:style-name="T3">en este caso discriminación por razón de edad.</text:span></text:p>
      <text:p text:style-name="P5"/>
      <text:p text:style-name="P4">Ejercicio 10, página 18</text:p>
      <text:p text:style-name="P4"/>
      <text:p text:style-name="P5">Marcos, que trabaja como instalador de calderas de calefacción, va a ser sancionado por la empresa por faltar cinco días sin causa justificada. La falta se considera muy grave y se cometió hace un mes.</text:p>
      <text:p text:style-name="P5"/>
      <text:p text:style-name="P5">a) Indica el plazo para sancionar las faltas muy graves.</text:p>
      <text:p text:style-name="P7">El plazo para sancionar una falta grave son 60 días desde que el superior conoce la falta.</text:p>
      <text:p text:style-name="P5"/>
      <text:p text:style-name="P5">b) Señala si el empresario, que conoció la infracción desde el primer día, puede sancionarle todavía.</text:p>
      <text:p text:style-name="P8"><text:span text:style-name="T1">Si, pues </text:span><text:span text:style-name="T2">tiene 60 días para sancionarle</text:span><text:span text:style-name="T1">.</text:span></text:p>
      <text:p text:style-name="P5"/>
      <text:p text:style-name="P4">Ejercicio 12, página 18</text:p>
      <text:p text:style-name="P4"/>
      <text:p text:style-name="P5">Pedro, que trabaja como mecánico en unos talleres, ha sido despedido por faltar tres días al trabajo y no justificarlo. Se le entregó una carta haciendo constar las causas del despido. El trabajador no esta de acuerdo y va a recurrir la medida adoptada por la empresa.</text:p>
      <text:p text:style-name="P5"/>
      <text:p text:style-name="P5">a) ¿A qué juzgado debe dirigirse para reclamar contra la decisión empresarial?</text:p>
      <text:p text:style-name="P6">A los Juzgados de los Social (JS).</text:p>
      <text:p text:style-name="P6"/>
      <text:p text:style-name="P6">b) ¿Tendrá que realizar algún tramite previo antes de acudir al juzgado?</text:p>
      <text:p text:style-name="P6">El acto de conciliación ante un organismo administrativ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5T20:11:39.930169011</meta:creation-date>
    <dc:date>2020-10-15T20:46:30.387603603</dc:date>
    <meta:editing-duration>PT1M9S</meta:editing-duration>
    <meta:editing-cycles>1</meta:editing-cycles>
    <meta:document-statistic meta:table-count="0" meta:image-count="0" meta:object-count="0" meta:page-count="1" meta:paragraph-count="21" meta:word-count="319" meta:character-count="1897" meta:non-whitespace-character-count="1599"/>
    <meta:generator>LibreOffice/7.0.1.2$Linux_X86_64 LibreOffice_project/7cbcfc562f6eb6708b5ff7d7397325de9e764452</meta:generator>
  </office:meta>
</office:document-meta>
</file>